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02cm" fo:min-width="1.952cm"/>
    </style:style>
    <style:style style:name="gr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0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</style:style>
    <style:style style:name="P1" style:family="paragraph">
      <style:paragraph-properties fo:text-align="center"/>
      <style:text-properties fo:font-size="7pt"/>
    </style:style>
    <style:style style:name="P2" style:family="paragraph">
      <loext:graphic-properties draw:fill="solid" draw:fill-color="#ffffff"/>
      <style:paragraph-properties fo:text-align="center"/>
      <style:text-properties style:font-name="FreeMono" fo:font-size="7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6pt" style:font-size-asian="18pt" style:font-size-complex="18pt"/>
    </style:style>
    <style:style style:name="P5" style:family="paragraph">
      <loext:graphic-properties draw:fill="none" draw:fill-color="#ffffff"/>
      <style:text-properties fo:font-size="6pt" style:font-size-asian="18pt" style:font-size-complex="18pt"/>
    </style:style>
    <style:style style:name="T1" style:family="text">
      <style:text-properties style:font-name="FreeMono" fo:font-size="7pt" style:font-size-asian="18pt" style:font-size-complex="18pt"/>
    </style:style>
    <style:style style:name="T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layer="layout" svg:width="2.5cm" svg:height="0.5cm" svg:x="10.75cm" svg:y="13cm">
            <text:p text:style-name="P1"><text:span text:style-name="T1">fatorialRec(5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1.75cm" svg:y1="12.5cm" svg:x2="12cm" svg:y2="13cm">
            <text:p/>
          </draw:line>
          <draw:frame draw:style-name="gr3" draw:text-style-name="P5" draw:layer="layout" svg:width="1.378cm" svg:height="0.489cm" svg:x="11.745cm" svg:y="12.474cm">
            <draw:text-box>
              <text:p text:style-name="P4"><text:span text:style-name="T2">c</text:span><text:span text:style-name="T2">h</text:span><text:span text:style-name="T2">a</text:span><text:span text:style-name="T2">m</text:span><text:span text:style-name="T2">a</text:span><text:span text:style-name="T2">d</text:span><text:span text:style-name="T2">a</text:span></text:p>
            </draw:text-box>
          </draw:frame>
          <draw:frame draw:style-name="gr3" draw:text-style-name="P5" draw:layer="layout" svg:width="1.768cm" svg:height="0.489cm" svg:x="16.8cm" svg:y="12.65cm">
            <draw:text-box>
              <text:p text:style-name="P4"><text:span text:style-name="T2">resposta final</text:span></text:p>
            </draw:text-box>
          </draw:frame>
          <draw:line draw:style-name="gr2" draw:text-style-name="P3" draw:layer="layout" svg:x1="16cm" svg:y1="12.899cm" svg:x2="16.9cm" svg:y2="12.899cm">
            <text:p/>
          </draw:line>
          <draw:custom-shape draw:style-name="gr1" draw:text-style-name="P2" draw:layer="layout" svg:width="2.5cm" svg:height="0.5cm" svg:x="11.228cm" svg:y="14cm">
            <text:p text:style-name="P1"><text:span text:style-name="T1">f</text:span><text:span text:style-name="T1">a</text:span><text:span text:style-name="T1">t</text:span><text:span text:style-name="T1">o</text:span><text:span text:style-name="T1">r</text:span><text:span text:style-name="T1">i</text:span><text:span text:style-name="T1">a</text:span><text:span text:style-name="T1">l</text:span><text:span text:style-name="T1">R</text:span><text:span text:style-name="T1">e</text:span><text:span text:style-name="T1">c</text:span><text:span text:style-name="T1">(</text:span><text:span text:style-name="T1">4</text:span><text:span text:style-name="T1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2.228cm" svg:y1="13.5cm" svg:x2="12.478cm" svg:y2="14cm">
            <text:p/>
          </draw:line>
          <draw:frame draw:style-name="gr3" draw:text-style-name="P5" draw:layer="layout" svg:width="1.378cm" svg:height="0.489cm" svg:x="12.223cm" svg:y="13.474cm">
            <draw:text-box>
              <text:p text:style-name="P4"><text:span text:style-name="T2">chamada</text:span></text:p>
            </draw:text-box>
          </draw:frame>
          <draw:custom-shape draw:style-name="gr1" draw:text-style-name="P2" draw:layer="layout" svg:width="2.5cm" svg:height="0.5cm" svg:x="11.75cm" svg:y="15cm">
            <text:p text:style-name="P1"><text:span text:style-name="T1">f</text:span><text:span text:style-name="T1">a</text:span><text:span text:style-name="T1">t</text:span><text:span text:style-name="T1">o</text:span><text:span text:style-name="T1">r</text:span><text:span text:style-name="T1">i</text:span><text:span text:style-name="T1">a</text:span><text:span text:style-name="T1">l</text:span><text:span text:style-name="T1">R</text:span><text:span text:style-name="T1">e</text:span><text:span text:style-name="T1">c</text:span><text:span text:style-name="T1">(</text:span><text:span text:style-name="T1">3</text:span><text:span text:style-name="T1">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2.75cm" svg:y1="14.5cm" svg:x2="13cm" svg:y2="15cm">
            <text:p/>
          </draw:line>
          <draw:frame draw:style-name="gr3" draw:text-style-name="P5" draw:layer="layout" svg:width="1.378cm" svg:height="0.489cm" svg:x="12.745cm" svg:y="14.474cm">
            <draw:text-box>
              <text:p text:style-name="P4"><text:span text:style-name="T2">cha</text:span><text:span text:style-name="T2">mad</text:span><text:span text:style-name="T2">a</text:span></text:p>
            </draw:text-box>
          </draw:frame>
          <draw:custom-shape draw:style-name="gr1" draw:text-style-name="P2" draw:layer="layout" svg:width="2.5cm" svg:height="0.5cm" svg:x="12.25cm" svg:y="16.026cm">
            <text:p text:style-name="P1"><text:span text:style-name="T1">fatorialR</text:span><text:span text:style-name="T1">ec(2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3.25cm" svg:y1="15.526cm" svg:x2="13.5cm" svg:y2="16.026cm">
            <text:p/>
          </draw:line>
          <draw:frame draw:style-name="gr3" draw:text-style-name="P5" draw:layer="layout" svg:width="1.378cm" svg:height="0.489cm" svg:x="13.245cm" svg:y="15.5cm">
            <draw:text-box>
              <text:p text:style-name="P4"><text:span text:style-name="T2">c</text:span><text:span text:style-name="T2">h</text:span><text:span text:style-name="T2">a</text:span><text:span text:style-name="T2">m</text:span><text:span text:style-name="T2">a</text:span><text:span text:style-name="T2">d</text:span><text:span text:style-name="T2">a</text:span></text:p>
            </draw:text-box>
          </draw:frame>
          <draw:custom-shape draw:style-name="gr1" draw:text-style-name="P2" draw:layer="layout" svg:width="2.5cm" svg:height="0.5cm" svg:x="12.75cm" svg:y="17.026cm">
            <text:p text:style-name="P1"><text:span text:style-name="T1">fatorialRec(1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3.75cm" svg:y1="16.526cm" svg:x2="14cm" svg:y2="17.026cm">
            <text:p/>
          </draw:line>
          <draw:frame draw:style-name="gr3" draw:text-style-name="P5" draw:layer="layout" svg:width="1.378cm" svg:height="0.489cm" svg:x="13.745cm" svg:y="16.5cm">
            <draw:text-box>
              <text:p text:style-name="P4"><text:span text:style-name="T2">chamada</text:span></text:p>
            </draw:text-box>
          </draw:frame>
          <draw:frame draw:style-name="gr4" draw:text-style-name="P5" draw:layer="layout" svg:width="1.357cm" svg:height="0.489cm" svg:x="15.9cm" svg:y="16.65cm">
            <draw:text-box>
              <text:p text:style-name="P4"><text:span text:style-name="T2">retorna 1</text:span></text:p>
            </draw:text-box>
          </draw:frame>
          <draw:path draw:style-name="gr5" draw:text-style-name="P3" draw:layer="layout" svg:width="0.891cm" svg:height="1.151cm" draw:transform="rotate (0.321664181142555) translate (14.75cm 16.251cm)" svg:viewBox="0 0 892 1152" svg:d="M158 1107c1740 315-158-1107-158-1107">
            <text:p/>
          </draw:path>
          <draw:frame draw:style-name="gr6" draw:text-style-name="P5" draw:layer="layout" svg:width="2.1cm" svg:height="0.489cm" svg:x="15.4cm" svg:y="15.649cm">
            <draw:text-box>
              <text:p text:style-name="P4"><text:span text:style-name="T2">retorna 2*1 = 2</text:span></text:p>
            </draw:text-box>
          </draw:frame>
          <draw:path draw:style-name="gr5" draw:text-style-name="P3" draw:layer="layout" svg:width="0.891cm" svg:height="1.151cm" draw:transform="rotate (0.321664181142555) translate (14.25cm 15.25cm)" svg:viewBox="0 0 892 1152" svg:d="M158 1107c1740 315-158-1107-158-1107">
            <text:p/>
          </draw:path>
          <draw:frame draw:style-name="gr6" draw:text-style-name="P5" draw:layer="layout" svg:width="2.107cm" svg:height="0.489cm" svg:x="14.893cm" svg:y="14.649cm">
            <draw:text-box>
              <text:p text:style-name="P4"><text:span text:style-name="T2">retorna 3*2 = 6</text:span></text:p>
            </draw:text-box>
          </draw:frame>
          <draw:path draw:style-name="gr5" draw:text-style-name="P3" draw:layer="layout" svg:width="0.891cm" svg:height="1.151cm" draw:transform="rotate (0.321664181142555) translate (13.743cm 14.25cm)" svg:viewBox="0 0 892 1152" svg:d="M158 1107c1740 315-158-1107-158-1107">
            <text:p/>
          </draw:path>
          <draw:frame draw:style-name="gr4" draw:text-style-name="P5" draw:layer="layout" svg:width="2.107cm" svg:height="0.489cm" svg:x="14.393cm" svg:y="13.649cm">
            <draw:text-box>
              <text:p text:style-name="P4"><text:span text:style-name="T2">retorna 4*6 = 24</text:span></text:p>
            </draw:text-box>
          </draw:frame>
          <draw:path draw:style-name="gr5" draw:text-style-name="P3" draw:layer="layout" svg:width="0.891cm" svg:height="1.151cm" draw:transform="rotate (0.321664181142555) translate (13.243cm 13.25cm)" svg:viewBox="0 0 892 1152" svg:d="M158 1107c1740 315-158-1107-158-1107">
            <text:p/>
          </draw:path>
          <draw:frame draw:style-name="gr7" draw:text-style-name="P5" draw:layer="layout" svg:width="2.35cm" svg:height="0.965cm" svg:x="13.9cm" svg:y="12.649cm">
            <draw:text-box>
              <text:p text:style-name="P4"><text:span text:style-name="T2">retorna 5*24 = 120</text:span></text:p>
            </draw:text-box>
          </draw:frame>
          <draw:line draw:style-name="gr2" draw:text-style-name="P3" draw:layer="layout" svg:x1="16.9cm" svg:y1="16.75cm" svg:x2="16.65cm" svg:y2="16cm">
            <text:p/>
          </draw:line>
          <draw:line draw:style-name="gr2" draw:text-style-name="P3" draw:layer="layout" svg:x1="16.95cm" svg:y1="15.75cm" svg:x2="16.2cm" svg:y2="15cm">
            <text:p/>
          </draw:line>
          <draw:line draw:style-name="gr2" draw:text-style-name="P3" draw:layer="layout" svg:x1="16.451cm" svg:y1="14.751cm" svg:x2="15.701cm" svg:y2="14.001cm">
            <text:p/>
          </draw:line>
          <draw:line draw:style-name="gr2" draw:text-style-name="P3" draw:layer="layout" svg:x1="16.951cm" svg:y1="15.751cm" svg:x2="16.201cm" svg:y2="15.001cm">
            <text:p/>
          </draw:line>
          <draw:line draw:style-name="gr2" draw:text-style-name="P3" draw:layer="layout" svg:x1="15.951cm" svg:y1="13.751cm" svg:x2="15.201cm" svg:y2="13.001cm">
            <text:p/>
          </draw:line>
          <draw:path draw:style-name="gr5" draw:text-style-name="P3" draw:layer="layout" svg:width="0.902cm" svg:height="0.13cm" draw:transform="rotate (0.321664181142555) translate (13.2084483864209cm 13.1253092604797cm)" svg:viewBox="0 0 903 131" svg:d="M0 131c316-158 665-158 903-7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11T17:05:31.656423399</meta:creation-date>
    <dc:date>2023-08-11T17:42:07.984275316</dc:date>
    <meta:editing-duration>PT4M38S</meta:editing-duration>
    <meta:editing-cycles>1</meta:editing-cycles>
    <meta:document-statistic meta:object-count="33"/>
    <meta:generator>LibreOffice/6.1.5.2$Linux_X86_64 LibreOffice_project/10$Build-2</meta:generator>
  </office:meta>
</office:document-meta>
</file>